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书单统计.D4">
          <table:error-message table:message-type="stop" table:display="true"/>
        </table:content-validation>
      </table:content-validations>
      <table:table table:name="页数统计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96" calcext:value-type="float">
            <text:p>9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5" calcext:value-type="float">
            <text:p>195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50" calcext:value-type="float">
            <text:p>15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242" calcext:value-type="float">
            <text:p>242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81" calcext:value-type="float">
            <text:p>8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133" calcext:value-type="float">
            <text:p>13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80" calcext:value-type="float">
            <text:p>80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546" calcext:value-type="float">
            <text:p>2546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书单统计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table:formula="of:=MAX([.B4:.B200])" office:value-type="float" office:value="180" calcext:value-type="float">
            <text:p>180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166666666666667" calcext:value-type="percentage">
            <text:p>16.67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office:value-type="string" calcext:value-type="string">
            <text:p>不推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01:55:46.635813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1-01-16T01:57:04.804875492</dc:date>
    <meta:editing-duration>P17DT8H19M29S</meta:editing-duration>
    <meta:editing-cycles>100</meta:editing-cycles>
    <meta:generator>LibreOffice/6.0.7.3$Linux_X86_64 LibreOffice_project/00m0$Build-3</meta:generator>
    <meta:document-statistic meta:table-count="2" meta:cell-count="631" meta:object-count="0"/>
  </office:meta>
</office:document-meta>
</file>